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7010106" calcext:value-type="float">
            <text:p>17010106</text:p>
          </table:table-cell>
          <table:table-cell table:formula="of:=[.B2]+7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17090113" calcext:value-type="float">
            <text:p>17090113</text:p>
          </table:table-cell>
          <table:table-cell table:formula="of:=[.B3]+7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17090120" calcext:value-type="float">
            <text:p>17090120</text:p>
          </table:table-cell>
          <table:table-cell table:formula="of:=[.B4]+7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17090127" calcext:value-type="float">
            <text:p>17090127</text:p>
          </table:table-cell>
          <table:table-cell table:formula="of:=[.B5]+7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17090203" calcext:value-type="float">
            <text:p>17090203</text:p>
          </table:table-cell>
          <table:table-cell table:formula="of:=[.B6]+7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17090210" calcext:value-type="float">
            <text:p>17090210</text:p>
          </table:table-cell>
          <table:table-cell table:formula="of:=[.B7]+7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17090224" calcext:value-type="float">
            <text:p>17090224</text:p>
          </table:table-cell>
          <table:table-cell table:formula="of:=[.B8]+7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7090303" calcext:value-type="float">
            <text:p>17090303</text:p>
          </table:table-cell>
          <table:table-cell table:formula="of:=[.B9]+7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7090310" calcext:value-type="float">
            <text:p>17090310</text:p>
          </table:table-cell>
          <table:table-cell table:formula="of:=[.B10]+7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7090317" calcext:value-type="float">
            <text:p>17090317</text:p>
          </table:table-cell>
          <table:table-cell table:formula="of:=[.B11]+7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7090324" calcext:value-type="float">
            <text:p>1709032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090331" calcext:value-type="float">
            <text:p>17090331</text:p>
          </table:table-cell>
          <table:table-cell office:value-type="string" calcext:value-type="string">
            <text:p>easter</text:p>
          </table:table-cell>
          <table:table-cell table:number-columns-repeated="4"/>
        </table:table-row>
        <table:table-row table:style-name="ro1">
          <table:table-cell office:value-type="float" office:value="17090407" calcext:value-type="float">
            <text:p>1709040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090414" calcext:value-type="float">
            <text:p>17090414</text:p>
          </table:table-cell>
          <table:table-cell table:formula="of:=[.B13]+7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7090421" calcext:value-type="float">
            <text:p>17090421</text:p>
          </table:table-cell>
          <table:table-cell table:formula="of:=[.B14]+7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7090428" calcext:value-type="float">
            <text:p>17090428</text:p>
          </table:table-cell>
          <table:table-cell table:formula="of:=[.B15]+7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7090505" calcext:value-type="float">
            <text:p>17090505</text:p>
          </table:table-cell>
          <table:table-cell table:formula="of:=[.B16]+7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7090512" calcext:value-type="float">
            <text:p>17090512</text:p>
          </table:table-cell>
          <table:table-cell table:formula="of:=[.B17]+7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17090519" calcext:value-type="float">
            <text:p>17090519</text:p>
          </table:table-cell>
          <table:table-cell table:formula="of:=[.B18]+7" office:value-type="float" office:value="49" calcext:value-type="float">
            <text:p>49</text:p>
          </table:table-cell>
          <table:table-cell office:value-type="string" calcext:value-type="string">
            <text:p>pentecost</text:p>
          </table:table-cell>
          <table:table-cell table:number-columns-repeated="3"/>
        </table:table-row>
        <table:table-row table:style-name="ro1">
          <table:table-cell office:value-type="float" office:value="17090526" calcext:value-type="float">
            <text:p>17090526</text:p>
          </table:table-cell>
          <table:table-cell table:formula="of:=[.B19]+7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ica post pentecoste</text:p>
          </table:table-cell>
          <table:table-cell table:number-columns-repeated="2"/>
        </table:table-row>
        <table:table-row table:style-name="ro1">
          <table:table-cell office:value-type="float" office:value="17090602" calcext:value-type="float">
            <text:p>17090602</text:p>
          </table:table-cell>
          <table:table-cell table:formula="of:=[.B20]+7" office:value-type="float" office:value="63" calcext:value-type="float">
            <text:p>63</text:p>
          </table:table-cell>
          <table:table-cell table:formula="of:=[.C20]+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090609" calcext:value-type="float">
            <text:p>17090609</text:p>
          </table:table-cell>
          <table:table-cell table:formula="of:=[.B21]+7" office:value-type="float" office:value="70" calcext:value-type="float">
            <text:p>70</text:p>
          </table:table-cell>
          <table:table-cell table:formula="of:=[.C21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090616" calcext:value-type="float">
            <text:p>17090616</text:p>
          </table:table-cell>
          <table:table-cell table:formula="of:=[.B22]+7" office:value-type="float" office:value="77" calcext:value-type="float">
            <text:p>77</text:p>
          </table:table-cell>
          <table:table-cell table:formula="of:=[.C22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090623" calcext:value-type="float">
            <text:p>17090623</text:p>
          </table:table-cell>
          <table:table-cell table:formula="of:=[.B23]+7" office:value-type="float" office:value="84" calcext:value-type="float">
            <text:p>84</text:p>
          </table:table-cell>
          <table:table-cell table:formula="of:=[.C23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7090630" calcext:value-type="float">
            <text:p>17090630</text:p>
          </table:table-cell>
          <table:table-cell table:formula="of:=[.B24]+7" office:value-type="float" office:value="91" calcext:value-type="float">
            <text:p>91</text:p>
          </table:table-cell>
          <table:table-cell table:formula="of:=[.C24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7090707" calcext:value-type="float">
            <text:p>17090707</text:p>
          </table:table-cell>
          <table:table-cell/>
          <table:table-cell table:formula="of:=[.C25]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7090714" calcext:value-type="float">
            <text:p>17090714</text:p>
          </table:table-cell>
          <table:table-cell/>
          <table:table-cell table:formula="of:=[.C26]+1" office:value-type="float" office:value="8" calcext:value-type="float">
            <text:p>8</text:p>
          </table:table-cell>
          <table:table-cell/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pentecost</text:p>
          </table:table-cell>
        </table:table-row>
        <table:table-row table:style-name="ro1">
          <table:table-cell office:value-type="float" office:value="17090721" calcext:value-type="float">
            <text:p>17090721</text:p>
          </table:table-cell>
          <table:table-cell/>
          <table:table-cell table:formula="of:=[.C27]+1" office:value-type="float" office:value="9" calcext:value-type="float">
            <text:p>9</text:p>
          </table:table-cell>
          <table:table-cell/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13th dominica post pentecste (13th sunday after pentecost)</text:p>
          </table:table-cell>
        </table:table-row>
        <table:table-row table:style-name="ro1">
          <table:table-cell office:value-type="float" office:value="17090728" calcext:value-type="float">
            <text:p>17090728</text:p>
          </table:table-cell>
          <table:table-cell/>
          <table:table-cell table:formula="of:=[.C28]+1" office:value-type="float" office:value="10" calcext:value-type="float">
            <text:p>10</text:p>
          </table:table-cell>
          <table:table-cell/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14 post pentecoste</text:p>
          </table:table-cell>
        </table:table-row>
        <table:table-row table:style-name="ro1">
          <table:table-cell office:value-type="float" office:value="17090804" calcext:value-type="float">
            <text:p>17090804</text:p>
          </table:table-cell>
          <table:table-cell/>
          <table:table-cell table:formula="of:=[.C29]+1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7090811" calcext:value-type="float">
            <text:p>17090811</text:p>
          </table:table-cell>
          <table:table-cell/>
          <table:table-cell table:formula="of:=[.C30]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7090818" calcext:value-type="float">
            <text:p>17090818</text:p>
          </table:table-cell>
          <table:table-cell/>
          <table:table-cell table:formula="of:=[.C31]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7090825" calcext:value-type="float">
            <text:p>17090825</text:p>
          </table:table-cell>
          <table:table-cell/>
          <table:table-cell table:formula="of:=[.C32]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7090901" calcext:value-type="float">
            <text:p>17090901</text:p>
          </table:table-cell>
          <table:table-cell/>
          <table:table-cell table:formula="of:=[.C33]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7090908" calcext:value-type="float">
            <text:p>17090908</text:p>
          </table:table-cell>
          <table:table-cell/>
          <table:table-cell table:formula="of:=[.C34]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090915" calcext:value-type="float">
            <text:p>17090915</text:p>
          </table:table-cell>
          <table:table-cell/>
          <table:table-cell table:formula="of:=[.C35]+1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090922" calcext:value-type="float">
            <text:p>17090922</text:p>
          </table:table-cell>
          <table:table-cell/>
          <table:table-cell table:formula="of:=[.C36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7090929" calcext:value-type="float">
            <text:p>17090929</text:p>
          </table:table-cell>
          <table:table-cell/>
          <table:table-cell table:formula="of:=[.C37]+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7091006" calcext:value-type="float">
            <text:p>17091006</text:p>
          </table:table-cell>
          <table:table-cell/>
          <table:table-cell table:formula="of:=[.C38]+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7091013" calcext:value-type="float">
            <text:p>17091013</text:p>
          </table:table-cell>
          <table:table-cell/>
          <table:table-cell table:formula="of:=[.C39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7091020" calcext:value-type="float">
            <text:p>17091020</text:p>
          </table:table-cell>
          <table:table-cell/>
          <table:table-cell table:formula="of:=[.C40]+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7091027" calcext:value-type="float">
            <text:p>17091027</text:p>
          </table:table-cell>
          <table:table-cell/>
          <table:table-cell table:formula="of:=[.C41]+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7091103" calcext:value-type="float">
            <text:p>17091103</text:p>
          </table:table-cell>
          <table:table-cell/>
          <table:table-cell table:formula="of:=[.C42]+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7091110" calcext:value-type="float">
            <text:p>17091110</text:p>
          </table:table-cell>
          <table:table-cell/>
          <table:table-cell table:formula="of:=[.C43]+1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7091117" calcext:value-type="float">
            <text:p>17091117</text:p>
          </table:table-cell>
          <table:table-cell/>
          <table:table-cell table:formula="of:=[.C44]+1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7091124" calcext:value-type="float">
            <text:p>17091124</text:p>
          </table:table-cell>
          <table:table-cell/>
          <table:table-cell table:formula="of:=[.C45]+1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17091201" calcext:value-type="float">
            <text:p>17091201</text:p>
          </table:table-cell>
          <table:table-cell/>
          <table:table-cell table:formula="of:=[.C46]+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7091208" calcext:value-type="float">
            <text:p>17091208</text:p>
          </table:table-cell>
          <table:table-cell/>
          <table:table-cell table:formula="of:=[.C47]+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7091215" calcext:value-type="float">
            <text:p>17091215</text:p>
          </table:table-cell>
          <table:table-cell/>
          <table:table-cell table:formula="of:=[.C48]+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7091222" calcext:value-type="float">
            <text:p>17091222</text:p>
          </table:table-cell>
          <table:table-cell/>
          <table:table-cell table:formula="of:=[.C49]+1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7091229" calcext:value-type="float">
            <text:p>17091229</text:p>
          </table:table-cell>
          <table:table-cell/>
          <table:table-cell table:formula="of:=[.C50]+1" office:value-type="float" office:value="32" calcext:value-type="float">
            <text:p>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6-29T10:52:34.285638079</meta:creation-date>
    <dc:date>2022-06-29T12:35:59.594128530</dc:date>
    <meta:editing-duration>PT1H33M26S</meta:editing-duration>
    <meta:editing-cycles>3</meta:editing-cycles>
    <meta:generator>LibreOffice/7.3.2.2$Linux_X86_64 LibreOffice_project/49f2b1bff42cfccbd8f788c8dc32c1c309559be0</meta:generator>
    <meta:document-statistic meta:table-count="1" meta:cell-count="116" meta:object-count="0"/>
  </office:meta>
</office:document-meta>
</file>